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37"/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amet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ch</text:p>
          </table:table-cell>
          <table:table-cell/>
        </table:table-row>
        <table:table-row table:style-name="ro1">
          <table:table-cell office:value-type="string" calcext:value-type="string">
            <text:p>Area</text:p>
          </table:table-cell>
          <table:table-cell table:formula="of:=PI()*[.B2]^2/4" office:value-type="float" office:value="0.196349540849362" calcext:value-type="float">
            <text:p>0.1963495408</text:p>
          </table:table-cell>
          <table:table-cell office:value-type="string" calcext:value-type="string">
            <text:p>inch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Yield (psi)</text:p>
          </table:table-cell>
          <table:table-cell table:style-name="ce1" office:value-type="string" calcext:value-type="string">
            <text:p>Axial Force (lbs)</text:p>
          </table:table-cell>
          <table:table-cell table:style-name="ce1" office:value-type="string" calcext:value-type="string">
            <text:p>Cost/ft</text:p>
          </table:table-cell>
        </table:table-row>
        <table:table-row table:style-name="ro1">
          <table:table-cell table:style-name="ce2" office:value-type="string" calcext:value-type="string">
            <text:p>Al 7075</text:p>
          </table:table-cell>
          <table:table-cell table:style-name="ce4" office:value-type="float" office:value="73000" calcext:value-type="float">
            <text:p>73,000</text:p>
          </table:table-cell>
          <table:table-cell table:style-name="ce4" table:formula="of:=[.B7]*[.$B$3]" office:value-type="float" office:value="14333.5164820034" calcext:value-type="float">
            <text:p>14,334</text:p>
          </table:table-cell>
          <table:table-cell table:style-name="ce5" table:formula="of:=32.35/3" office:value-type="currency" office:currency="USD" office:value="10.7833333333333" calcext:value-type="currency">
            <text:p>$10.78</text:p>
          </table:table-cell>
        </table:table-row>
        <table:table-row table:style-name="ro1">
          <table:table-cell table:style-name="ce2" office:value-type="string" calcext:value-type="string">
            <text:p>Al 6061</text:p>
          </table:table-cell>
          <table:table-cell table:style-name="ce4" office:value-type="float" office:value="35000" calcext:value-type="float">
            <text:p>35,000</text:p>
          </table:table-cell>
          <table:table-cell table:style-name="ce4" table:formula="of:=[.B8]*[.$B$3]" office:value-type="float" office:value="6872.23392972767" calcext:value-type="float">
            <text:p>6,872</text:p>
          </table:table-cell>
          <table:table-cell table:style-name="ce5" table:formula="of:=21.49" office:value-type="currency" office:currency="USD" office:value="21.49" calcext:value-type="currency">
            <text:p>$21.49</text:p>
          </table:table-cell>
        </table:table-row>
        <table:table-row table:style-name="ro1">
          <table:table-cell table:style-name="ce2" office:value-type="string" calcext:value-type="string">
            <text:p>Al 2024</text:p>
          </table:table-cell>
          <table:table-cell table:style-name="ce4" office:value-type="float" office:value="37000" calcext:value-type="float">
            <text:p>37,000</text:p>
          </table:table-cell>
          <table:table-cell table:style-name="ce4" table:formula="of:=[.B9]*[.$B$3]" office:value-type="float" office:value="7264.9330114264" calcext:value-type="float">
            <text:p>7,265</text:p>
          </table:table-cell>
          <table:table-cell table:style-name="ce5" table:formula="of:=39.95/3" office:value-type="currency" office:currency="USD" office:value="13.3166666666667" calcext:value-type="currency">
            <text:p>$13.32</text:p>
          </table:table-cell>
        </table:table-row>
        <table:table-row table:style-name="ro1">
          <table:table-cell table:style-name="ce2" office:value-type="string" calcext:value-type="string">
            <text:p>Steel 1035</text:p>
          </table:table-cell>
          <table:table-cell table:style-name="ce4" office:value-type="float" office:value="75000" calcext:value-type="float">
            <text:p>75,000</text:p>
          </table:table-cell>
          <table:table-cell table:style-name="ce4" table:formula="of:=[.B10]*[.$B$3]" office:value-type="float" office:value="14726.2155637022" calcext:value-type="float">
            <text:p>14,726</text:p>
          </table:table-cell>
          <table:table-cell table:style-name="ce5" office:value-type="currency" office:currency="USD" office:value="10.2" calcext:value-type="currency">
            <text:p>$10.2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5/32</text:p>
          </table:table-cell>
          <table:table-cell table:formula="of:=5/32" office:value-type="float" office:value="0.15625" calcext:value-type="float">
            <text:p>0.1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/32</text:p>
          </table:table-cell>
          <table:table-cell table:formula="of:=3/32" office:value-type="float" office:value="0.09375" calcext:value-type="float">
            <text:p>0.0937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3/16</text:p>
          </table:table-cell>
          <table:table-cell table:formula="of:=3/16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9/32</text:p>
          </table:table-cell>
          <table:table-cell table:formula="of:=9/32" office:value-type="float" office:value="0.28125" calcext:value-type="float">
            <text:p>0.281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10:48:04.282000000</meta:creation-date>
    <dc:date>2017-07-31T11:52:03.156000000</dc:date>
    <meta:editing-duration>PT14H5M30S</meta:editing-duration>
    <meta:editing-cycles>1</meta:editing-cycles>
    <meta:document-statistic meta:table-count="1" meta:cell-count="34" meta:object-count="0"/>
    <meta:generator>LibreOffice/5.1.6.2$Windows_x86 LibreOffice_project/07ac168c60a517dba0f0d7bc7540f5afa45f0909</meta:generator>
  </office:meta>
</office:document-meta>
</file>